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5202"/>
    </style:style>
    <style:style style:name="P2" style:family="paragraph" style:parent-style-name="Standard">
      <style:paragraph-properties fo:text-align="start" style:justify-single-word="false"/>
      <style:text-properties officeooo:rsid="000d5202" officeooo:paragraph-rsid="000d5202"/>
    </style:style>
    <style:style style:name="P3" style:family="paragraph" style:parent-style-name="Standard">
      <style:paragraph-properties fo:text-align="start" style:justify-single-word="false"/>
      <style:text-properties officeooo:rsid="000ea495" officeooo:paragraph-rsid="000ea495"/>
    </style:style>
    <style:style style:name="P4" style:family="paragraph" style:parent-style-name="Standard">
      <style:paragraph-properties fo:text-align="start" style:justify-single-word="false"/>
      <style:text-properties officeooo:rsid="0012e4d7" officeooo:paragraph-rsid="0012e4d7"/>
    </style:style>
    <style:style style:name="T1" style:family="text">
      <style:text-properties officeooo:rsid="00119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bra Puzzle Documentation.</text:p>
      <text:p text:style-name="P1"/>
      <text:p text:style-name="P2">Introduction</text:p>
      <text:p text:style-name="P2"/>
      <text:p text:style-name="P2">In this documentation I cover all the steps that where involved in my solution to the Zebra puzzle that we where assigned as a class project.</text:p>
      <text:p text:style-name="P2"/>
      <text:p text:style-name="P3">General implementation</text:p>
      <text:p text:style-name="P3"/>
      <text:p text:style-name="P3">Domain class</text:p>
      <text:p text:style-name="P3"/>
      <text:p text:style-name="P3">Variable class</text:p>
      <text:p text:style-name="P3"/>
      <text:p text:style-name="P3">Constraint Class</text:p>
      <text:p text:style-name="P3"/>
      <text:p text:style-name="P3">Problems Class</text:p>
      <text:p text:style-name="P3"/>
      <text:p text:style-name="P3">Reduction Function.</text:p>
      <text:p text:style-name="P3"/>
      <text:p text:style-name="P3">Splitting <text:span text:style-name="T1">Function.</text:span></text:p>
      <text:p text:style-name="P3"/>
      <text:p text:style-name="P4">Beyond the scope of the por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25:52.684873000</meta:creation-date>
    <dc:date>2016-04-26T17:45:06.256567000</dc:date>
    <meta:editing-duration>PT19M12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1" meta:word-count="50" meta:character-count="327" meta:non-whitespace-character-count="288"/>
  </office:meta>
</office:document-meta>
</file>